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CJK KR2" svg:font-family="'Noto Sans CJK KR'" style:font-family-generic="swiss"/>
    <style:font-face style:name="Noto Serif CJK KR" svg:font-family="'Noto Serif CJK KR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057cm" fo:break-before="auto" style:use-optimal-row-height="true"/>
    </style:style>
    <style:style style:name="ro3" style:family="table-row">
      <style:table-row-properties style:row-height="3.552cm" fo:break-before="auto" style:use-optimal-row-height="true"/>
    </style:style>
    <style:style style:name="ro4" style:family="table-row">
      <style:table-row-properties style:row-height="4.068cm" fo:break-before="auto" style:use-optimal-row-height="tru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3.565cm" fo:break-before="auto" style:use-optimal-row-height="true"/>
    </style:style>
    <style:style style:name="ro7" style:family="table-row">
      <style:table-row-properties style:row-height="2.559cm" fo:break-before="auto" style:use-optimal-row-height="tru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1.411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417cm" fo:break-before="auto" style:use-optimal-row-height="true"/>
    </style:style>
    <style:style style:name="ro12" style:family="table-row">
      <style:table-row-properties style:row-height="2.919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053cm" fo:break-before="auto" style:use-optimal-row-height="true"/>
    </style:style>
    <style:style style:name="ro15" style:family="table-row">
      <style:table-row-properties style:row-height="2.738cm" fo:break-before="auto" style:use-optimal-row-height="true"/>
    </style:style>
    <style:style style:name="ro16" style:family="table-row">
      <style:table-row-properties style:row-height="2.489cm" fo:break-before="auto" style:use-optimal-row-height="true"/>
    </style:style>
    <style:style style:name="ro17" style:family="table-row">
      <style:table-row-properties style:row-height="2.947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4.554cm" fo:break-before="auto" style:use-optimal-row-height="true"/>
    </style:style>
    <style:style style:name="ro20" style:family="table-row">
      <style:table-row-properties style:row-height="1.483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erif CJK KR"/>
    </style:style>
    <style:style style:name="T2" style:family="text">
      <style:text-properties style:font-name="Noto Sans CJK KR2" style:font-name-asian="Noto Sans CJK KR2" style:font-name-complex="Noto Sans CJK KR2"/>
    </style:style>
    <style:style style:name="T3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1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1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 CJK K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링크</text:p>
          </table:table-cell>
          <table:table-cell table:style-name="Default" office:value-type="string" calcext:value-type="string">
            <text:p>회사명</text:p>
          </table:table-cell>
          <table:table-cell office:value-type="string" calcext:value-type="string">
            <text:p>공고 제목</text:p>
          </table:table-cell>
          <table:table-cell office:value-type="string" calcext:value-type="string">
            <text:p>경력</text:p>
          </table:table-cell>
          <table:table-cell table:style-name="Default" office:value-type="string" calcext:value-type="string">
            <text:p>학력</text:p>
          </table:table-cell>
          <table:table-cell table:style-name="Default" office:value-type="string" calcext:value-type="string">
            <text:p>근무 형태</text:p>
          </table:table-cell>
          <table:table-cell office:value-type="string" calcext:value-type="string">
            <text:p>우대사항</text:p>
          </table:table-cell>
          <table:table-cell table:style-name="Default" office:value-type="string" calcext:value-type="string">
            <text:p>급여</text:p>
          </table:table-cell>
          <table:table-cell office:value-type="string" calcext:value-type="string">
            <text:p>직급/직책</text:p>
          </table:table-cell>
          <table:table-cell table:style-name="Default" office:value-type="string" calcext:value-type="string">
            <text:p>근무 일시</text:p>
          </table:table-cell>
          <table:table-cell table:style-name="Default" office:value-type="string" calcext:value-type="string">
            <text:p>근무 지역</text:p>
          </table:table-cell>
          <table:table-cell office:value-type="string" calcext:value-type="string">
            <text:p>전형 절차</text:p>
          </table:table-cell>
          <table:table-cell office:value-type="string" calcext:value-type="string">
            <text:p>접수 마감</text:p>
          </table:table-cell>
          <table:table-cell office:value-type="string" calcext:value-type="string">
            <text:p>접수 방법</text:p>
          </table:table-cell>
          <table:table-cell office:value-type="string" calcext:value-type="string">
            <text:p>제출 서류</text:p>
          </table:table-cell>
          <table:table-cell office:value-type="string" calcext:value-type="string">
            <text:p>유의사항</text:p>
          </table:table-cell>
          <table:table-cell office:value-type="string" calcext:value-type="string">
            <text:p>복리후생</text:p>
          </table:table-cell>
          <table:table-cell office:value-type="string" calcext:value-type="string">
            <text:p>업종</text:p>
          </table:table-cell>
          <table:table-cell office:value-type="string" calcext:value-type="string">
            <text:p>대표자명</text:p>
          </table:table-cell>
          <table:table-cell office:value-type="string" calcext:value-type="string">
            <text:p>기업형태</text:p>
          </table:table-cell>
          <table:table-cell office:value-type="string" calcext:value-type="string">
            <text:p>사원수</text:p>
          </table:table-cell>
          <table:table-cell office:value-type="string" calcext:value-type="string">
            <text:p>홈페이지</text:p>
          </table:table-cell>
          <table:table-cell office:value-type="string" calcext:value-type="string">
            <text:p>사업내용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평균 연봉</text:p>
          </table:table-cell>
          <table:table-cell office:value-type="string" calcext:value-type="string">
            <text:p>매출액</text:p>
          </table:table-cell>
          <table:table-cell office:value-type="string" calcext:value-type="string">
            <text:p>인원 증감추이</text:p>
          </table:table-cell>
        </table:table-row>
        <table:table-row table:style-name="ro2">
          <table:table-cell office:value-type="string" calcext:value-type="string">
            <text:p><text:a xlink:href="https://www.saramin.co.kr/zf_user/jobs/relay/view?isMypage=no&amp;rec_idx=47306302&amp;recommend_ids=eJxVj8kRA0EIA6PxH3EJ3g5k88%2FCs1PrwX42ohrhVEMbrkK%2B%2BPbsrmxcLXojtcKzVoqNcAp0oWy0rGSeVMvcBgFq8KhMiMrvISJD6QfFKtGzbGvko2JA7KCJsPuggG7%2Faf1gEPtBeUp2McYclS5TY3kxZvV8On8AX7pAQA%3D%3D&amp;view_type=search&amp;searchword=C%2B%2B&amp;searchType=search&amp;gz=1&amp;t_ref_content=generic&amp;t_ref=search&amp;paid_fl=n&amp;search_uuid=46f6d785-0666-4f9a-99a0-1f0e9ad1f417&amp;immediately_apply_layer_open=n#seq=0" xlink:type="simple">(주)지디텍</text:a>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머신비전 검사장비 개발자 모집(제어시스템, 광학검토 및 응용, C++및 MFC S/W 개발자, 기구설계)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(신입)</text:p>
            <text:p>동종업계 근무경험자(경력)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유연근무제 </text:p>
            <text:p>09:30~18:00</text:p>
          </table:table-cell>
          <table:table-cell office:value-type="string" calcext:value-type="string">
            <text:p>경기 안양시 동안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급여제도: 퇴직연금,휴일(특근)수당,4대보험</text:p>
            <text:p>출퇴근: 통근버스 운행</text:p>
            <text:p>교육/생활: 구내식당(사원식당),점심식사제공,저녁식사제공</text:p>
            <text:p>리프레시: 연차,반차,근로자의날휴무,휴가비지원,산전후휴가,남성출산휴가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www.saramin.co.kr/zf_user/jobs/relay/view?isMypage=no&amp;rec_idx=46938347&amp;recommend_ids=eJxNjsERxDAIA6u5vxBYwDuFpP8uLnFmbD81K8RGQqiou8x%2BeUU6APrd4Ix0a7dNWbBYkeXhWtEiYdzUoU3VUBfXsmkwj6nuzl7UhzDGQzVvBYk4y17bykaGvWV8tyrlYWUgx1EuxTEV%2FWnMRwm2x7byfKb6jX8xW0AY&amp;view_type=list&amp;gz=1&amp;t_ref_content=SRI_050_TOP100_PAY_RCT&amp;t_ref=hot100&amp;immediately_apply_layer_open=n#seq=0" xlink:type="simple">(주)에스에스티랩</text:a>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보안검색장비 소프트웨어 설계 사원 채용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산업용 보안검색장비 소프트웨어 개발 경험자</text:p>
            <text:p>X-ray,CT S/W 경험자</text:p>
            <text:p>서버구축, 클라우드 플랫폼 활용 및 운용 경험자</text:p>
            <text:p>GUI 설계 경력자</text:p>
            <text:p>DSP 경험자(F/W 연동, GUI 연동 등)</text:p>
            <text:p>Tool: C++/MFC 능숙자, C# 능숙자, MATLAB 능숙자</text:p>
            <text:p>영어 또는 중국어 가능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경기고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28014&amp;recommend_ids=eJxVj8ERwzAIBKvJn%2BMQB%2B8U4v67iB17UPLcWe0xCjnRxFGwl94hkCgdbf5FLwbztLhtyOCDXiuyts3likFGqWOmuM7x61A%2BbZfWIHlO%2F7QuR04LLRjnMVZl2KCpG73brFTuQ5Go%2FQWabrQHr3qsQUH%2B2boQH1PjQDM%3D&amp;view_type=search&amp;searchword=C%2B%2B&amp;searchType=search&amp;gz=1&amp;t_ref_content=generic&amp;t_ref=search&amp;paid_fl=n&amp;search_uuid=46f6d785-0666-4f9a-99a0-1f0e9ad1f417&amp;immediately_apply_layer_open=n#seq=0" xlink:type="simple">(주)나이콤</text:a>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[신입/경력] SW개발자(Java/.NET/C#/C/C++) 인재 모집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1개 이상 언어 능통자</text:p>
            <text:p>관련학과 졸업자</text:p>
            <text:p>개발에 대한 전문 지식 및 알고리즘 이해도가 높은 분</text:p>
            <text:p>유관 부서와 원만한 소통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6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지원서 내용이 사실과 다른 것으로 판명될 경우 합격 또는 채용이 취소될 수 있습니다.</text:p>
          </table:table-cell>
          <table:table-cell office:value-type="string" calcext:value-type="string">
            <text:p>지원금/보험: 건강검진,직원대출제도,단체상해보험,복지카드/포인트</text:p>
            <text:p>급여제도: 퇴직연금,장기근속자포상,우수사원포상,퇴직금</text:p>
            <text:p>선물: 창립일선물지급,장기근속선물</text:p>
            <text:p>교육/생활: 워크샵,교육비지원,사우회(경조사회),간식제공,음료제공(차,커피)</text:p>
            <text:p>근무환경:휴게실,회의실,카페테리아,사원증,안마실/안마의자</text:p>
            <text:p>조직문화: 자유복장</text:p>
            <text:p>출퇴근: 회사차량있음,주40시간제시행</text:p>
            <text:p>리프레시: 연차,반차,근로자의날휴무,산전후휴가,육아휴직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362931&amp;recommend_ids=eJxNjskNwzAQA6vJn9yLq3cKSf9dZA3Dkp%2FE8Ao5Ibdfkx99IytoFr8Fu6S8ulRD65b0yBiJW47fsOk0ZWNnzVFeT7OsVyt31tby5qZUEv5UJZyCzg064pgtvSr3rmE%2BxpYYGH0%2BzxSPmanAOlWqkr2qEPWirsgryz9BiUAi&amp;view_type=search&amp;searchword=C%2B%2B&amp;searchType=search&amp;gz=1&amp;t_ref_content=generic&amp;t_ref=search&amp;paid_fl=n&amp;search_uuid=46f6d785-0666-4f9a-99a0-1f0e9ad1f417&amp;immediately_apply_layer_open=n#seq=0" xlink:type="simple">주식회사 넥스버</text:a>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임베디드 리눅스 C/C++ SW 개발/ 기술지원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임베디드(Linux OS) 관련 S/W 개발 및 프로젝트 진행 경험자</text:p>
            <text:p>임베디드 카메라 관련 SW 개발 및 기술지원 경험자</text:p>
            <text:p>Nvidia Jetson 기반 H/W 인터페이스 기반 S/W 구현 경험자</text:p>
            <text:p>gcc,g++ 컴파일 환경 개발</text:p>
            <text:p>컴파일러에 대한 이해 및 makefile 작성</text:p>
            <text:p>Qt framework 사용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</text:p>
            <text:p>급여제도: 퇴직연금,인센티브제,우수사원포상,4대보험</text:p>
            <text:p>교육/생활: 점심식사제공</text:p>
            <text:p>근무환경: 사원증</text:p>
            <text:p>출퇴근:차량유류비지급,주차장제공,주차비지원</text:p>
            <text:p>리프레시: 연차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60541&amp;recommend_ids=eJxNj8sRw0AMQqvJHf1AOqcQ999FvOPxbo7MAyRSYVD41WYffZM2oNc18CUVbIo35SMtsvI1y3ta9VJmlsfsrKkMsbNeQW6zDF3Aac6i422urprirvIAg%2FtuyMdWFR46E22HWiCPtFJijhn3oL8JIuXnSSA5m%2BJ%2BOXvJH1W8QCo%3D&amp;view_type=search&amp;searchword=C%2B%2B&amp;searchType=search&amp;gz=1&amp;t_ref_content=generic&amp;t_ref=search&amp;paid_fl=n&amp;search_uuid=46f6d785-0666-4f9a-99a0-1f0e9ad1f417&amp;immediately_apply_layer_open=n#seq=0" xlink:type="simple">보은전자방송통신(주)</text:a>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S/W 개발자 신입 채용(윈도우,C#/WPF,C/C++,연봉 3700만)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안드로이드, ios 앱 개발</text:p>
          </table:table-cell>
          <table:table-cell office:value-type="string" calcext:value-type="string">
            <text:p>연봉 3,700만원(주40시간)</text:p>
          </table:table-cell>
          <table:table-cell office:value-type="string" calcext:value-type="string">
            <text:p>연구원,사원/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,각종경조사지원</text:p>
            <text:p>급여제도: 퇴직연금,인센티브제,장기근속자포상,우수사원포상,퇴직금,성과급,직책수당,장기근속수당,4대보험</text:p>
            <text:p>선물: 명절선물/귀향비</text:p>
            <text:p>교육/생활: 우수사원시상식,신규입사자교육(OJT),도서구입비지원,점심식사제공,저녁식사제공,식사비지원,음료제공(차,커피)</text:p>
            <text:p>근무환경: 회의실,사무용품지급</text:p>
            <text:p>조직문화: 회식강요안함,야근강요안함,자유복장,자유로운연차사용</text:p>
            <text:p>출퇴근: 주차장제공</text:p>
            <text:p>리프레시: 연차,여름휴가,경조휴가제,반차,근로자의날휴무,산전후휴가,육아휴직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283436&amp;recommend_ids=eJxFjcERwDAIw1ayCRiYJot0%2BCZten36JJ096QnaLPLytAENvUMNddls2CJUWPqndXf2ISOEiEW0GkEy%2FNoonsFI59awG5Xy%2BbkBvtwemw%3D%3D&amp;view_type=list&amp;rec_scn_id=811&amp;referPage=y&amp;refDpId=SRI_050_VIEW_MTRX_RCT_NOINFO&amp;gz=1&amp;t_ref_scnid=811&amp;refer=y&amp;inner_source=saramin&amp;inner_medium=pattern&amp;inner_campaign=relay_view_2&amp;inner_term=list&amp;dpId=SRI_050_VIEW_MTRX_RCT_NOINFO&amp;immediately_apply_layer_open=n#seq=0" xlink:type="simple">인텔릭스(주)</text:a>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8:30~17:30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</text:p>
            <text:p>회사에 대한 상세정보는 회사 홈페이지 참조</text:p>
            <text:p>기타 증빙서류는 합격 후 제출</text:p>
            <text:p>제출한 서류는 반환되지 않음</text:p>
          </table:table-cell>
          <table:table-cell office:value-type="string" calcext:value-type="string">
            <text:p>지원금/보험:건강검진,각종경조사지원,헬스비지급,자녀학자금</text:p>
            <text:p>급여제도: 퇴직연금,상여금,장기근속자포상,퇴직급,성과급,직책수당,4대보험</text:p>
            <text:p>선물:명절선물/귀향비,창립일선물지급,생일선물/파티</text:p>
            <text:p>교육/생활: 신규입사자교육(OJT),직무능력향상교육,구내식당(사원식당),점심식사제공,음료제공(차,커피)</text:p>
            <text:p>근무환경: 휴게실,회의실,노트북,콘도/리조트이용권,사무용품지급,최고성능컴퓨터</text:p>
            <text:p>조직문화: 노조/노사협의회,회식강요안함,야근강요안함,자유복장,자유로운연차사용,칼퇴근보장</text:p>
            <text:p>출퇴근:야간교통비지급,주차비지원,회사차량있음,주52시간제준수,주40시간제시행</text:p>
            <text:p>리프레시: 연차,경조휴가제,반차,Refresh휴가,창립일휴무,근로자의날휴무,휴가비지원,육아휴직,남성출산휴가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<text:a xlink:href="https://www.saramin.co.kr/zf_user/jobs/relay/view?isMypage=no&amp;rec_idx=47313454&amp;recommend_ids=eJxNj8ENw0AIBKvJf2FhOd4pxP13kbMlH%2FkxGg2IKGqpdC3Tp75R3t0rr4bfmJk05rZ4LA1F32gPWqWBY5NBvG15UpoWS9487T7EZQf3XqH%2BbYefVYaVwFhC1IuChQrzQknlg0CoD1oYw6YN7A%2BP3TPGlmUF7hY%2FUCBAAA%3D%3D&amp;view_type=search&amp;searchword=C%2B%2B&amp;searchType=search&amp;gz=1&amp;t_ref_content=generic&amp;t_ref=search&amp;paid_fl=n&amp;search_uuid=46f6d785-0666-4f9a-99a0-1f0e9ad1f417&amp;immediately_apply_layer_open=n#seq=0" xlink:type="simple">(주)태영소프트</text:a>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VisualC,C++,MFC 개발자 정규직 모집합니다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,MFC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서울 서대문구, 경기 안양시 동안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통신비지원</text:p>
            <text:p>급여제도: 퇴직금,휴일(특근)수당,4대보험</text:p>
            <text:p>선물: 명절선물/귀향비</text:p>
            <text:p>교육/생활: 도서구입비지원,저녁식사제공,음료제공(차,커피)</text:p>
            <text:p>근무환경:사무용품지급</text:p>
            <text:p>조직문화:회식강요안함,야근강요안함,자유복장,자유로운연차사용,출산장려</text:p>
            <text:p>리프레시:연차,여름휴가,반차,창립일휴무,근로자의날휴무,육아휴직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153137&amp;recommend_ids=eJxFkMkRQzEMQqvJHW0gn1NI%2Bu8i%2FslYPr6BAaRUGBT%2BaeNL75S5cfVnwX%2FoFWRtFQ9WVVjUmINNcaP90dnIozI3lSZq1xAaMxpacYsCjBtlKkNMkTu9eXGtaDur9shq9VG9E6rZLEuLHDMJ0nGKiMQ%2BaTbDksJNFqnnOfgCU8dAFg%3D%3D&amp;view_type=search&amp;searchword=C%2B%2B&amp;searchType=search&amp;gz=1&amp;t_ref_content=generic&amp;t_ref=search&amp;paid_fl=n&amp;search_uuid=46f6d785-0666-4f9a-99a0-1f0e9ad1f417&amp;immediately_apply_layer_open=n#seq=0" xlink:type="simple">참엔지니어링(주)</text:a>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참엔지니어링㈜ 영상처리(Vision)개발 인재 채용(C++,C#)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영상처리 알고리즘(C#) 개발 경험자</text:p>
            <text:p>영상처리 라이브러리 경험자(OpenCV 등)</text:p>
            <text:p>해외 근무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경기 용인시 처인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,각종경조사지원,단체상해보험</text:p>
            <text:p>급여제도: 퇴직연금,인센티브제,장기근속자포상,우수사원포상,휴일(특근)수당,장기근속수당,4대보험</text:p>
            <text:p>선물: 명절선물/귀향비,창립일선물지급</text:p>
            <text:p>교육/생활: 구내식당(사원식당),사내동호회 운영,사우회(경조사회),식비지원</text:p>
            <text:p>근무환경:회의실,사원증,사무용품지급</text:p>
            <text:p>조직문화:자유복장</text:p>
            <text:p>출퇴근:기숙사운영,통근버스운행,자율근무제</text:p>
            <text:p>리프레시:산전후휴가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277388&amp;recommend_ids=eJxFj8sRAzEIQ6vJXSAQ%2BJxCtv8ugjPj9fGN0IcoGor%2BtNmnvhHdDOSz4BuLapWOWp6UclB%2FHKdQg9iYmTRe1Qnxem2Z3yjN5eI6RdHsHPX0WqWBt7dXV75IVyNOb1kYw95kBGbHUQULFd7j2aDyiy5vXczs6vOCBMm3135ICUAQ&amp;view_type=search&amp;searchword=C%2B%2B&amp;searchType=search&amp;gz=1&amp;t_ref_content=generic&amp;t_ref=search&amp;paid_fl=n&amp;search_uuid=46f6d785-0666-4f9a-99a0-1f0e9ad1f417&amp;immediately_apply_layer_open=n#seq=0" xlink:type="simple">(주)씨코드</text:a>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Linux based 차량용 SW개발자(C/C++) 모집 (신입,경력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전기/전자공학, 컴퓨터/시스템공학, 공학계열</text:p>
            <text:p>정보처리기사 자격증 보유자</text:p>
            <text:p>해당 직무 (인턴) 경력 또는 유사 직무 경험이 있으신 분</text:p>
            <text:p>JNI(Java Native Interface) 또는 NDK(Native Development Kits on Android Base) 개발 가능자 및 경험자</text:p>
            <text:p>Radio(FM,AM,DAB 등), DMB 등 Broadcasting 관련 개발 경험자</text:p>
            <text:p>컴퓨터 활용능력 및 기술문서 작성에 어려움이 없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책임연구원,연구원,선임연구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용인시 기흥구, 성남시 분당구, 수원시 영통구, 용인시 수지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입사지원,우편지원,방문지원,전화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,직원대출제도,각종경조사지원,업무활동비지급,문화생활비,해외여행지원,복지카드/포인트</text:p>
            <text:p>급여제도: 퇴직연금,인센티브제,장기근속자포상,우수사원포상,퇴직금,야근수당,휴일(특근)수당,직책수당,장기근속수당,4대보험</text:p>
            <text:p>선물: 명절선물/귀향비,창립일선물지급,결혼기념일선물,도서무제한제공,임신/출산선물,장기근속선물</text:p>
            <text:p>교육/생활: 창립일행사,우수사원시상식,워크샵,신규입사자교육(OJT),직무능력향상교육,리더십강화교육,도서구입비지원,멘토링제도,교육비지원,자기계발비지원,점심식사제공,사내동호회운영,간식제공,음료제공(차,커피)</text:p>
            <text:p>근무환경: 휴게실,회의실,공기청정기,노트북,사원증,콘도/리조트이용권,사무용품지급</text:p>
            <text:p>조직문화: 회식강요안함,야근강요안함,자유복장,자유로운연차사용</text:p>
            <text:p>출퇴근: 야간교통비지급,탄력근무제,주52시간제준수</text:p>
            <text:p>리프레시: 연차,여름휴가,경조휴가제,반차,근로자의날휴무,포상휴가,육아휴직,남성출산휴가,보건휴가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<text:a xlink:href="https://www.saramin.co.kr/zf_user/jobs/relay/view?isMypage=no&amp;rec_idx=47165274&amp;recommend_ids=eJwti8ENADEIw1YKFBKYpot0%2BAPpnpbtkHe3%2Bjb8hU4SmbeML0iQjgEbM9kp%2B8FSYZthHxbFNR%2FHMRI9&amp;view_type=list&amp;rec_scn_id=811&amp;referPage=y&amp;refDpId=SRI_050_VIEW_MTRX_RCT_NOINFO&amp;gz=1&amp;t_ref_scnid=811&amp;refer=y&amp;inner_source=saramin&amp;inner_medium=pattern&amp;inner_campaign=relay_view_1&amp;inner_term=list&amp;dpId=SRI_050_VIEW_MTRX_RCT_NOINFO&amp;immediately_apply_layer_open=n#seq=0" xlink:type="simple">(주)맥사이언스</text:a>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검사장비 소프트웨어(S/W) 개발자 채용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WinForm, WPF 경험자</text:p>
            <text:p>컴퓨터/시스템공학, 공학계열</text:p>
            <text:p>컴퓨터활용능력 우수, 인근거주가, 해외근무 가능자, 운전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수원시 영통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0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,각종경조사지원,통신비지원,자녀학자금</text:p>
            <text:p>급여제도: 인센티브제,장기근속자포상,스톡옵션,퇴직금,4대보험</text:p>
            <text:p>근무환경: 회의실,카페테리아,노트북,사원증,사무용품지급</text:p>
            <text:p>조직문화: 자유복장</text:p>
            <text:p>출퇴근: 기숙사운영,회사차량있음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<text:a xlink:href="https://www.saramin.co.kr/zf_user/jobs/relay/view?isMypage=no&amp;rec_idx=47154630&amp;recommend_ids=eJxNzskRwzAMQ9Fqcgc3gDynEPffRWxnbOn4hhI%2FUx5g8Gizj76pkDPtGPhNKAi9U5%2BJto0Cc1GJWAw7f%2FtiY7iFshv5hBgqm367rg5gC0HcuqypaxX%2BqzxldZI3rZqJNVVT89Llie0q53XGQ6sifT2e4R2yH0iPQCk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4&amp;paid_fl=n&amp;immediately_apply_layer_open=n#seq=0" xlink:type="simple">(주)위즈코리아</text:a>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(주)위즈코리아/(주)위즈COK ‘24년 상반기 신입/경력 사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NW 프로토콜 분석 유경험자</text:p>
          </table:table-cell>
          <table:table-cell office:value-type="string" calcext:value-type="string">
            <text:p>면접 후 결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서울 강서구, 서울, 대구, 광주, 대전, 강원, 아시아 중동 베트남 일본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편의시설,재택근무,생활편의,시차출근제,여가지원,성과보상제도,특별휴가/휴무제도,경조지원,신규입사자주거지원,교육지원,의료지원,법률지원,상해보험지원,기타(청년내일채움공채),기본사항(4대보험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291250&amp;recommend_ids=eJxNj8sRw0AIQ6vJnY9AcE4h7r%2BLYGd218c3aKQH6CZkXKX64RdAs1FXi91ILZK2rrRyeG6UlJpwaf6v09U9KE9VeaFjVd0YzN3sMuW5wtQMI87QOMHPED2FG5Wh4nt3JEblJRnIYzXGBjlDrcZ8OUu%2BPvKguu6wuwQe%2FAFt6EAx&amp;view_type=search&amp;searchword=C%2B%2B&amp;searchType=search&amp;gz=1&amp;t_ref_content=generic&amp;t_ref=search&amp;paid_fl=n&amp;search_uuid=7da9e9e6-0888-47c9-bdfa-fa730797878f&amp;immediately_apply_layer_open=n#seq=0" xlink:type="simple">(주)듀얼아이</text:a>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임베디드 안드로이즈 개발자</text:p>
          </table:table-cell>
          <table:table-cell office:value-type="string" calcext:value-type="string">
            <text:p>신입<text:span text:style-name="T1">·경력 2~15년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</text:p>
            <text:p>인근거주자,운전가능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금천구, 서울, 경기 광명시, 군포시, 부천시, 안양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해당 공고는 수시로 확인하여 면접진행하며, 채용시 사전공지 없이 마감될 수 있습니다.</text:p>
          </table:table-cell>
          <table:table-cell office:value-type="string" calcext:value-type="string">
            <text:p>지원금/보험: 단체상해보험,본인학자금,자녀학자금</text:p>
            <text:p>급여제도: 퇴직연금,상여금,장기근속자포상,성과급,야근수당,연차수당,4대보험</text:p>
            <text:p>선물: 생일선물/파티,장기근속선물</text:p>
            <text:p>교육/생활: 워크샵,신규입사자교육(OJT),직무능력향상교육,리더십강화교육,도서구입비지원,외국어교육지원,저녁식사제공,사내동호회운영,식비지원</text:p>
            <text:p>근무환경: 휴게실,회의실,공기청정기,노트북,사원증,사내도서관,사무용품지급</text:p>
            <text:p>조직문화: 회식강요안함,야근강요안함,자유복장,자유로운연차사용</text:p>
            <text:p>출퇴근: 기숙사운영,회사차량있음,재택근무,주52시간제준수</text:p>
            <text:p>리프레시: 연차,경조휴가제,근로자의날휴무,산전후휴가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57432&amp;recommend_ids=eJxNj7ERA0EIA6txjgQIiF2I%2B%2B%2FCZ%2F%2F83Yc7ywgpio5xfBp61TvKRZp%2FxnghPDKWxR%2FRVcVzzDbERqZLudAudNrMbeWWVO1ktofrtqFZIrdFDWPbgpIVO9lRwOxW7Az1aYUW%2FbGoVY%2BobIXtKEwq7dhYg3EeFQe%2FRfoCVO5AQA%3D%3D&amp;view_type=search&amp;searchword=C%2B%2B&amp;searchType=search&amp;gz=1&amp;t_ref_content=generic&amp;t_ref=search&amp;paid_fl=n&amp;search_uuid=7da9e9e6-0888-47c9-bdfa-fa730797878f&amp;immediately_apply_layer_open=n#seq=0" xlink:type="simple">(주)베이론텍</text:a>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C/C#/VC++ 개발자 채용(정규직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 기계/자동차/조선공학</text:p>
            <text:p>정보처리기사</text:p>
            <text:p>영어가능자, 컴퓨터활용능력 우수, 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대리,과장,사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최종학력증명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금연수당,각종경조사지원,헬스비지급,본인학자금,자녀학자금</text:p>
            <text:p>급여제도: 인센티브제,장기근속자포상,우수사원포상,퇴직금,휴일(특근)수당,연차수당,가족수당,4대보험</text:p>
            <text:p>선물: 명절선물/귀향비,생일선물/파티</text:p>
            <text:p>교육/생활: 구내식당(사원식당),점심식사제공,저녁식사제공,사내동호회운영,식비지원,음료제공(차,커피)</text:p>
            <text:p>근무환경:회의실,노트북,콘도/리조트이용권,사무용품지급</text:p>
            <text:p>조직문화:자유복장</text:p>
            <text:p>출퇴근:회사차량있음</text:p>
            <text:p>리프레시:남성출산휴가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0" xlink:type="simple">(주)아이엠에스나노텍</text:a>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SW개발자 경력/신입 채용합니다 – 정규직</text:p>
          </table:table-cell>
          <table:table-cell office:value-type="string" calcext:value-type="string">
            <text:p>신입<text:span text:style-name="T1">·경력 1~3년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컴퓨터/시스템공학</text:p>
            <text:p>공과계열, 석사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2" xlink:type="simple">(주)엔클로니</text:a>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[신규프로젝트팀] 선행 연구 개발(SW), 비전 장비 개발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창의적이고 스마트한 열정 소유자</text:p>
            <text:p>영어역량 비지니스 회화 가능자</text:p>
            <text:p>대내외 원활한 커뮤니케이션 역량 보유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울 전체, 서울 구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  <table:table-cell office:value-type="string" calcext:value-type="string">
            <text:p>기업분위기는 제조와 IT가 접목된 분위기이며, 신규프로젝트팀은 사옥 외 별도 사무실에 편안하게 신규개발팀입니다.</text:p>
            <text:p>사람을 중시 문화이며, 근태, 복장 등 무관합니다.</text:p>
            <text:p>연봉 수준: 개인역량에 따라 협의(업계최고 대우)</text:p>
            <text:p>자유로운 연차 사용, 샌드위치 휴가, 리프레시휴가(하계/동계 약 10일간),경조휴가,장기근속자수상,카페테리아운영,생일자 상품권 지급, 명절선물지급 등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7" xlink:type="simple">(주)예인시스템</text:a>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2024년 정규 C# 응용 프로그램 개발자 신입&amp;경력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해당 직무(물류자동화 및 공장자동화) 근무경험</text:p>
            <text:p>프로그래밍 언어 활용(개발) 경험</text:p>
            <text:p>안드로이드 개발 경험</text:p>
            <text:p>인근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통신비지원,자녀학자금</text:p>
            <text:p>급여제도: 인센티브제,퇴직금,휴일(특근)수당,4대보험</text:p>
            <text:p>선물: 명절선물/귀향비,생일선물/파티</text:p>
            <text:p>교육/생활: 워크샵,교육비지원,사우회(경조사회)</text:p>
            <text:p>근무환경: 유니폼지급,노트북,콘도/리조트이용권</text:p>
            <text:p>조직문화: 자유복장</text:p>
            <text:p>출퇴근: 주택자금융자</text:p>
            <text:p>리프레시: 연차,여름휴가,휴가비지원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14" xlink:type="simple">(주)이지디에스</text:a>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자동차 진단기(C#) 프로그램 개발자 채용합니다.(신입,경력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WPF,C# 프로그램 개발 경험자</text:p>
            <text:p>컴퓨터/전산학/시스템공학등 공학계열</text:p>
            <text:p>영어가능자, 해당직무 근무경험</text:p>
            <text:p>프로그램 개발 관련 경력을 쌓고자 하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,대리</text:p>
          </table:table-cell>
          <table:table-cell office:value-type="string" calcext:value-type="string">
            <text:p>08:30~17:30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</text:p>
            <text:p>급여제도: 퇴직연금,인센티브제,우수사원포상,퇴직금,4대보험</text:p>
            <text:p>선물: 명절선물/귀향비,창립일선물지급</text:p>
            <text:p>교육/생활: 워크샵,저녁식사제공,음료제공(차,커피)</text:p>
            <text:p>근무환경: 노트북,사무용품지급</text:p>
            <text:p>조직문화: 자유복장</text:p>
            <text:p>출퇴근: 주차장제공</text:p>
            <text:p>리프레시: 연차,경조휴가제,창립일휴무,근로자의날휴무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www.saramin.co.kr/zf_user/jobs/relay/view?isMypage=no&amp;rec_idx=47318856&amp;recommend_ids=eJxNj8ERxDAIA6u5P0JY4HcKSf9dnH03MRleOwhJRBKW9LuAT14xFHCPe5pvTB%2BUxtraH2tWbtQP6WWIF6osjhhzAPagyn0SxxlY5tlBNFEdtAZodHmpg2hQPZ0TlZneYgvH6SwLI3hu17ey7JIjxC45WYzeUqXcufgCLwM%2F9Q%3D%3D&amp;view_type=search&amp;searchword=C%2B%2B&amp;searchType=search&amp;gz=1&amp;t_ref_content=generic&amp;t_ref=search&amp;paid_fl=n&amp;search_uuid=4435aa43-d4ad-4c3c-8d44-7c0869adbace&amp;immediately_apply_layer_open=n#seq=0" xlink:type="simple">(주)힘스</text:a>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[면접비 지급] 머신 비전 프로그래머 신입 및 경력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,C# 사용가능자 및 경험자</text:p>
            <text:p>비전 라이브러리 사용한 개발 역량 보유자</text:p>
            <text:p>공학계열 졸업자</text:p>
            <text:p>해당직무 경험 및 인근 거주자</text:p>
            <text:p>해외 출장 및 출장업무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인천 남동구, 충남 아산시, 천안시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지원금/보험: 건강검진,직원대출제도,각종경조사지원,단체상해보험,체력단련실운영,자녀학자금</text:p>
            <text:p>급여제도: 퇴직연금,인센티브제,상여금,장기근속자포상,우수사원포상,스톡옵션,퇴직금,성과급,야근수당,휴일(특근)수당,직책수당,4대보험</text:p>
            <text:p>선물: 명절선물/귀향비,창립일선물지급</text:p>
            <text:p>교육/생활: 창립일행사,워크샵,신규입사자교육(OJT),직무능력향상교육,리더십강화교육,도서구입비지원,외국어교육지원,자격증취득지원,교육비지원,자기계발비지원,구내식당(사원식당),점심식사제공,저녁식사제공,사내동호회운영,사우회(경조사회),아침식사제공,간식제공,음료제공(차,커피),우리사주제도</text:p>
            <text:p>근무환경: 수유실,휴게실,회의실,공기청정기,카페테리아,전용사옥,건물내경사로,장애인전용주차장,비상경보장치,문턱없음,유니폼지급,노트북,사원증,콘도/리조트이용권,사무용품지급,최고성능컴퓨터</text:p>
            <text:p>조직문화: 노조/노사협의회,수평적조직문화,회식강요안함,자유복장,자유로운연차사용</text:p>
            <text:p>출퇴근: 기숙사운영,차량유류비지급,주차장제공,탄력근무제,주52시간제준수</text:p>
            <text:p>리프레시: 연차,경조휴가제,반차,창립일휴무,근로자의날휴무,산전후휴가,육아휴직,남성출산휴가,보건휴가,휴양시설제공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<text:a xlink:href="https://www.saramin.co.kr/zf_user/jobs/relay/view?isMypage=no&amp;rec_idx=47195645&amp;recommend_ids=eJxFj0ESA0EIAl%2BTu4Cic85D8v9fZDepnSlPXShIthAtfgZ%2B9TuNBtKfFbyxqbB8qfHHa4BnuTlrui7ED8UJ5FZV4NRjVUooYjtLAc%2B%2BxXQ3T9AiyK2yZNfJjSR2riND0L69%2Bjj6OFdasVXRE%2BdJrALiONOc01ce9434AieMP%2Bk%3D&amp;view_type=search&amp;searchword=C%2B%2B&amp;searchType=search&amp;gz=1&amp;t_ref_content=generic&amp;t_ref=search&amp;paid_fl=n&amp;search_uuid=4435aa43-d4ad-4c3c-8d44-7c0869adbace&amp;immediately_apply_layer_open=n#seq=0" xlink:type="simple">(주)씽크소프트</text:a>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개발자 채용 자동화 물류/반송 설비 PC제어 S/W 개발 신입 경력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공학계열</text:p>
            <text:p>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주임연구원,선임연구원,책임연구원</text:p>
          </table:table-cell>
          <table:table-cell office:value-type="string" calcext:value-type="string">
            <text:p>주 5일(월~금)</text:p>
            <text:p>유연근무제</text:p>
            <text:p>09:00~18:00</text:p>
          </table:table-cell>
          <table:table-cell office:value-type="string" calcext:value-type="string">
            <text:p>충남 아산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17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지원금/보험: 건강검진</text:p>
            <text:p>급여제도: 퇴직연금,장기근속자포상,우수사원포상,성과급,야근수당,휴일(특근)수당,4대보험</text:p>
            <text:p>선물: 생일선물/파티,도서무제한제공</text:p>
            <text:p>교육/생활: 우수사원시상식,워크샵,신규입사자교육(OJT),직무능력향상교육,리더십강화교육,교육비지원,자기계발비지원,점심식사제공,저녁식사제공,사우회(경조사회),간식제공,음료제공(차,커피),점심시간연장제도</text:p>
            <text:p>근무환경: 회의실,공기청정기,카페테리아,게임기,전용사옥,노트북</text:p>
          </table:table-cell>
          <table:table-cell table:number-columns-repeated="10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73981&amp;recommend_ids=eJxFj8ERxDAIA6u5vxAg8DuFpP8uzk4m9vi1ZiSWKIccvNvsV1dIFq24B7iw3FC%2Bp8V0KSfiRQRtoV5cXfrwqQrtKs5ntrMuZNhudoept8bwzu4vK0Eizt5B47GCcv58UyHg5tvKnZnjZBWgDpZUPCdQbB0cU%2BSR%2FAMmAT%2F5&amp;view_type=search&amp;searchword=C%2B%2B&amp;searchType=search&amp;gz=1&amp;t_ref_content=generic&amp;t_ref=search&amp;paid_fl=n&amp;search_uuid=ca39132c-38f6-465b-bed6-19ab4cab69bf&amp;immediately_apply_layer_open=n#seq=0" xlink:type="simple">(주)보다</text:a>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2024년 상반기 S/W, H/W 엔지니어 및 PC관리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Python,C++,Java,UI 활용 및 개발 경험자</text:p>
            <text:p>OA 프로그램 활용 능력 우수자</text:p>
            <text:p>AI 업무 및 유관 업무 경험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엔지니어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충북 청주시 흥덕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219918&amp;recommend_ids=eJxNj7ERA0EIA6txDggExC7E%2FXdh%2Ft%2B%2Bu3BnkQBPoZTXp1Re%2BXb3zh5ssQvToA3920Skwwb52IKDC5Vh6YN6o1ADsbNeU72aYRHBjQqPnTUt3siflco69nZlbBsybYcVIrdlMbnPmGbDWqST7eMjaBzNojMuV%2FYLaJJARw%3D%3D&amp;view_type=search&amp;searchword=C%2B%2B&amp;searchType=search&amp;gz=1&amp;paid_fl=n&amp;search_uuid=a5a6ca61-d70d-49d7-a989-41ec921d9536&amp;immediately_apply_layer_open=n#seq=0" xlink:type="simple">(주)레이시온</text:a></text:p>
          </table:table-cell>
          <table:table-cell table:style-name="Default" office:value-type="string" calcext:value-type="string">
            <text:p>(주)레이시온</text:p>
          </table:table-cell>
          <table:table-cell office:value-type="string" calcext:value-type="string">
            <text:p>SW개발자 정규직 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WPF 개발 경력자</text:p>
            <text:p>레이저 제어 경력자</text:p>
            <text:p>공장 자동화 개발 경력자</text:p>
            <text:p>모션 제어 경력자</text:p>
            <text:p>RTC 개발 경력자</text:p>
            <text:p>비전 프로그래밍 경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경기 오산시 외삼미동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0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<text:a xlink:href="https://www.saramin.co.kr/zf_user/jobs/relay/view?isMypage=no&amp;rec_idx=47295943&amp;recommend_ids=eJxNj8sRw0AMQqvJXegHOqcQ999F7PXYm%2BMbQIIkQgo7hP7wmzCOlY4xv5CAudepYmGEVeIxX5jUg%2B1gRT%2FZNmTzvUwkYmXvUz7G%2FscJbQwz9K4R1on9aFoY7hp2btCbhUj6q7pyxP1Igm9EZa%2F5C0tVU72zdnrzUn9A%2FUAw&amp;view_type=search&amp;searchword=C%2B%2B&amp;searchType=search&amp;gz=1&amp;paid_fl=n&amp;search_uuid=da82fbac-371f-426a-9ff7-b277f2480385&amp;immediately_apply_layer_open=n#seq=0" xlink:type="simple">(주)싸이맥스</text:a></text:p>
          </table:table-cell>
          <table:table-cell table:style-name="Default" office:value-type="string" calcext:value-type="string">
            <text:p>(주)싸이맥스</text:p>
          </table:table-cell>
          <table:table-cell office:value-type="string" calcext:value-type="string">
            <text:p>기술연구소 SW개발팀 채용 (신입/경력)</text:p>
          </table:table-cell>
          <table:table-cell office:value-type="string" calcext:value-type="string">
            <text:p>신입·경력 3~15년</text:p>
          </table:table-cell>
          <table:table-cell office:value-type="string" calcext:value-type="string">
            <text:p>학력 무관</text:p>
          </table:table-cell>
          <table:table-cell office:value-type="string" calcext:value-type="string">
            <text:p>정규직(수습기간 3개월)</text:p>
          </table:table-cell>
          <table:table-cell office:value-type="string" calcext:value-type="string">
            <text:p>장비 및 하드웨어 제어 SW개발 경험자</text:p>
            <text:p>Multi Thread 처리 경험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00 ~ 17:00</text:p>
            <text:p>선택적근로제 운영중</text:p>
          </table:table-cell>
          <table:table-cell office:value-type="string" calcext:value-type="string">
            <text:p>경기 화성시 동탄면 방교리 848-1</text:p>
          </table:table-cell>
          <table:table-cell office:value-type="string" calcext:value-type="string">
            <text:p>서류전형 &gt; AI역량면접(비대면) &gt; 코딩테스트&amp;1차면접 &gt; 2차면접 &gt; 최종합격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<text:a xlink:href="https://www.saramin.co.kr/zf_user/jobs/relay/view?isMypage=no&amp;rec_idx=47285468&amp;recommend_ids=eJxNkMkRAzAIA6vJH4Gw4J1C0n8XsXPYfmoWHQOFqAp7FfDQk2SrWa82X1IBU%2FifCh3IdWwf6dWl3DRypmHTeRl9ebMGjxeQY%2ByiJVNHlqTb2%2BErefx6OYt3VIQlDwXM%2FVoVRtXpJYJ7JCcM3skF19XL8X3OGz6gP%2FI%3D&amp;view_type=search&amp;searchword=C%2B%2B&amp;searchType=search&amp;gz=1&amp;paid_fl=n&amp;search_uuid=da82fbac-371f-426a-9ff7-b277f2480385&amp;immediately_apply_layer_open=n#seq=0" xlink:type="simple">(주)이엔씨테크놀로지</text:a></text:p>
          </table:table-cell>
          <table:table-cell table:style-name="Default" office:value-type="string" calcext:value-type="string">
            <text:p>(주)이엔씨테크놀로지</text:p>
          </table:table-cell>
          <table:table-cell office:value-type="string" calcext:value-type="string">
            <text:p>자동화 설비 S/W(C#) 개발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컴퓨터/시스템공학</text:p>
            <text:p>TOEIC 600급(점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경기 화성시 동탄면 방교리 740-69(도로명:동탄산단 8길 47)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5553135&amp;recommend_ids=eJxFkLsRBDEIQ6u5HPETxFvI9t%2FFeT1jE76REAgnQqz1LeDHx2nsznhbdKNWeNZRoyI6cmFuFVHpctQMCfe6swah6TWbifNGEQpUXzOK5JwBiGoMRpviRml1MQ5%2BewkulI0CT8qYTdJyCpquEnPVGjWMur4xe7Oz0F9y%2FgFkEEA%2F&amp;view_type=search&amp;searchword=C%2B%2B&amp;searchType=search&amp;gz=1&amp;t_ref_content=generic&amp;t_ref=search&amp;paid_fl=n&amp;search_uuid=fecaa603-e075-4b49-8d6b-2041ecf3d3fa&amp;immediately_apply_layer_open=n#seq=0" xlink:type="simple">(주)네비웍스</text:a></text:p>
          </table:table-cell>
          <table:table-cell table:style-name="Default" office:value-type="string" calcext:value-type="string">
            <text:p>(주)네비웍스</text:p>
          </table:table-cell>
          <table:table-cell office:value-type="string" calcext:value-type="string">
            <text:p>윈도우 응용 프로그래머(C++)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C, C++, C# 응용SW</text:p>
            <text:p>TCP/IP, UDP, RS-232, RS-422 통신 모듈</text:p>
            <text:p>WPF 활용한 GUI SW</text:p>
            <text:p>모의장비형 CBT</text:p>
            <text:p>MFC 활용한 GUI SW 개발</text:p>
            <text:p>센서/무장 시뮬레이터 개발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프로그래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<text:a xlink:href="https://www.saramin.co.kr/zf_user/jobs/relay/view?isMypage=no&amp;rec_idx=47332602&amp;recommend_ids=eJxNj8kRA0EIA6PxX4hLvB3I5p%2BFx%2BvaGT%2B7hBqIptu4XbJ69TuSQzavAb%2FYlIfXSu1GFBTaaJXseLBGguuvm1F6zO2moi%2FEDyMKuYct4cNjTlVgdzlrdRyMWrKtsnWYcafWaTiL0DM2x6zuPsPuzJxzFdDykwpT9%2FsfVtBAPQ%3D%3D&amp;view_type=search&amp;searchword=C%2B%2B&amp;searchType=search&amp;gz=1&amp;t_ref_content=generic&amp;t_ref=search&amp;paid_fl=n&amp;search_uuid=fecaa603-e075-4b49-8d6b-2041ecf3d3fa&amp;immediately_apply_layer_open=n#seq=0" xlink:type="simple">(주)픽소니어</text:a></text:p>
          </table:table-cell>
          <table:table-cell table:style-name="Default" office:value-type="string" calcext:value-type="string">
            <text:p>(주)픽소니어</text:p>
          </table:table-cell>
          <table:table-cell office:value-type="string" calcext:value-type="string">
            <text:p>응용SW 개발자(C++,C#) -대전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공학계열</text:p>
            <text:p>정보처리기사</text:p>
            <text:p>해당직무 인턴경력, 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출근:08시 ~ 10시 자유</text:p>
          </table:table-cell>
          <table:table-cell office:value-type="string" calcext:value-type="string">
            <text:p>대전광역시 유성구 북유성대로 17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285505&amp;recommend_ids=eJxFjssRw0AMQqvJXaAfOqcQ999F1s54d3R6AwKiqYzSJdSnv5GgjXCN8camYxyv2kjz4UL7q%2FLwWogH3VzSRitT6DWXW7J6J6OSHdvMdcBO9iJxZjhU9FNUqq5tRqrC9kjOqo6jriXg%2BXVmzhnZMzgIdTd3lMumnqIfR6ZAKg%3D%3D&amp;view_type=search&amp;searchword=C%2B%2B&amp;searchType=search&amp;gz=1&amp;t_ref_content=generic&amp;t_ref=search&amp;paid_fl=n&amp;search_uuid=fecaa603-e075-4b49-8d6b-2041ecf3d3fa&amp;immediately_apply_layer_open=n#seq=0" xlink:type="simple">(주)심네트</text:a></text:p>
          </table:table-cell>
          <table:table-cell table:style-name="Default" office:value-type="string" calcext:value-type="string">
            <text:p>(주)심네트</text:p>
          </table:table-cell>
          <table:table-cell office:value-type="string" calcext:value-type="string">
            <text:p>(대전) 개발자 신입/ 경력직 모집 (C/C++, C#)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프로그램 개발 관련 학원 수료</text:p>
            <text:p>국방 M&amp;S 개발 유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276023&amp;recommend_ids=eJxNjsEVA0EIQqvJXUFRzykk%2FXeR2eTtzD5PX1CIAn3on3Z71TsEiYnPGC4sEpmzVP0Qa9wPTplio8k6eqH%2F1WZQ9%2BdyJSo2ojPU920WBes7NzFYWacGwonzKo3zxFbYzvXlDd9Ib4EHrdZid6Zapa1azfg8Sk5XXuYvSG5AMQ%3D%3D&amp;view_type=search&amp;searchword=C%2B%2B&amp;searchType=search&amp;gz=1&amp;t_ref_content=generic&amp;t_ref=search&amp;paid_fl=n&amp;search_uuid=fecaa603-e075-4b49-8d6b-2041ecf3d3fa&amp;immediately_apply_layer_open=n#seq=0" xlink:type="simple">(주) 셀바스에이아이</text:a></text:p>
          </table:table-cell>
          <table:table-cell table:style-name="Default" office:value-type="string" calcext:value-type="string">
            <text:p>(주) 셀바스에이아이</text:p>
          </table:table-cell>
          <table:table-cell office:value-type="string" calcext:value-type="string">
            <text:p>[셀바스AI] C++ 개발 (검증 자동화 SW) – 신입/경력</text:p>
          </table:table-cell>
          <table:table-cell office:value-type="string" calcext:value-type="string">
            <text:p>신입·경력 3~10년</text:p>
          </table:table-cell>
          <table:table-cell office:value-type="string" calcext:value-type="string">
            <text:p>대졸(4년제)학사 졸업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임베디드(Linux OS) 관련 개발 또는 프로젝트를 진행한 경험을 보유하신 분</text:p>
            <text:p>MFC 개발 경험을 보유하신 분</text:p>
            <text:p>Android App 개발 경험을 보유하신 분</text:p>
            <text:p>yocto, cmake 사용이 가능하신 분</text:p>
            <text:p>Git 사용 경험이 있으신 분</text:p>
            <text:p>컴퓨터/시스템공학 관련 학위를 보유하신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 </text:p>
            <text:p>09:30 ~ 18:30</text:p>
            <text:p>선택적근로제 사용가능</text:p>
          </table:table-cell>
          <table:table-cell office:value-type="string" calcext:value-type="string">
            <text:p>서울 금천구 가산동 670-2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,홈페이지 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saramin.co.kr/zf_user/jobs/relay/view?isMypage=no&amp;rec_idx=47179246&amp;recommend_ids=eJxNj8sRxDAIQ6vZO4iP4LyFpP8uliRje8enZyEhnGaI6KtUP%2Fy6tVMgVwtuJOapLpVaJDGYDwqKyY2mQrtVeVGondsLGKTOcAKTvBZpVKQvFTE%2FeWpIqZmdGkCPuhahWtknGa52Sg5l5MaZpOf2TjLjeKEOkz%2Fv3PSc%2FwNCb0AL&amp;view_type=search&amp;searchword=C%2B%2B&amp;searchType=search&amp;gz=1&amp;t_ref_content=generic&amp;t_ref=search&amp;paid_fl=n&amp;search_uuid=fecaa603-e075-4b49-8d6b-2041ecf3d3fa&amp;immediately_apply_layer_open=n#seq=0" xlink:type="simple">젬텍(주)</text:a></text:p>
          </table:table-cell>
          <table:table-cell table:style-name="Default" office:value-type="string" calcext:value-type="string">
            <text:p>젬텍(주)</text:p>
          </table:table-cell>
          <table:table-cell office:value-type="string" calcext:value-type="string">
            <text:p>Linux 기반 C/C++ 개발 및 운영자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Linux 사용 가능자</text:p>
            <text:p>장기근무 가능자</text:p>
            <text:p>정보처리기사 소지자</text:p>
            <text:p>네트워크 및 통신 프로토콜에 대한 기본 지식 보유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 및 운영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17119&amp;recommend_ids=eJxNj7sVwzAMA6dJT4IfkHUG8f5bRPKLaZUnnADJaYYUXKX64de9CG%2B5WrCRklJeK80bDSXqj0yYtumgJaA6d1EREiuVP5pbjqxFEk%2BKWCf57ppQO2cXMEgdQ5U8qrrTemRdz9Zp3h%2BM6FeOivQD6fKmqFYeVRnglvMHOa9AJw%3D%3D&amp;view_type=search&amp;searchword=C%2B%2B&amp;searchType=search&amp;gz=1&amp;t_ref_content=generic&amp;t_ref=search&amp;paid_fl=n&amp;search_uuid=1f1f0ac5-c1b7-4d7e-9b66-0d782c20ea87&amp;immediately_apply_layer_open=n#seq=0" xlink:type="simple">퀄리티아(주)</text:a></text:p>
          </table:table-cell>
          <table:table-cell table:style-name="Default" office:value-type="string" calcext:value-type="string">
            <text:p>퀄리티아(주)</text:p>
          </table:table-cell>
          <table:table-cell office:value-type="string" calcext:value-type="string">
            <text:p>[퀄리티아] 신입 및 경력직 C/C++ 개발자 모집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네트워크 프로그래밍관련 지식 보유자 및 활용가능 개발자</text:p>
            <text:p>DBMS(MS-SQL, MySQL, Oracle) 활용 유경험자</text:p>
            <text:p>윈도우 및 유닉스계열 프로그래밍 유경험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<text:a xlink:href="https://www.saramin.co.kr/zf_user/jobs/relay/view?isMypage=no&amp;rec_idx=47075622&amp;recommend_ids=eJxNj8kRw0AIBKPxH2Y43wpE%2BWfhXbvEqnh1zQFYkgjBXSqfvIxtKZC7BRsT5S7%2BqNvs3gvjh1qZubP6N69RfVSLXi0%2BVQxgqYMlHTFZSmrHNAOE1OzV7mAf9PKwyUopyaNKucggisZ4YWv22UvrtPMgTIlzhhq4q%2FQLQPBABg%3D%3D&amp;view_type=search&amp;searchword=C%2B%2B&amp;searchType=search&amp;gz=1&amp;t_ref_content=generic&amp;t_ref=search&amp;paid_fl=n&amp;search_uuid=1f1f0ac5-c1b7-4d7e-9b66-0d782c20ea87&amp;immediately_apply_layer_open=n#seq=0" xlink:type="simple">(주)소닉스</text:a></text:p>
          </table:table-cell>
          <table:table-cell table:style-name="Default" office:value-type="string" calcext:value-type="string">
            <text:p>(주)소닉스</text:p>
          </table:table-cell>
          <table:table-cell office:value-type="string" calcext:value-type="string">
            <text:p>기업부설연구소(신입)/ C·C++,C# 정규직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전기/전자공학, 컴퓨터/시스템공학</text:p>
            <text:p>TOEIC 600급(점) 이상, JLPT 100급(점) 이상</text:p>
            <text:p>인근거주자</text:p>
          </table:table-cell>
          <table:table-cell office:value-type="string" calcext:value-type="string">
            <text:p>연봉 3,100 만원 (주40시간)</text:p>
          </table:table-cell>
          <table:table-cell office:value-type="string" calcext:value-type="string">
            <text:p>프로그래머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성동구 성수이로24길 38</text:p>
            <text:p>천안 서북구 성환읍 가동길26-2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졸업증명서,관련자격증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35778&amp;recommend_ids=eJxNj7sNREEIA6u5HMzHEF8hr%2F8ublcnwQsIRh6DcJoIu5%2FS%2FPDr2R3SfFpwkWAdYdKUTAxS6kwe1L8MpMp2GwqMbBYlMakWSUzXEm26eHK3Ra2EzSrwzOtumduiMlResjg0Vs7oyEm1Fdzu%2Fcj52hyedfEHV8RANQ%3D%3D&amp;view_type=search&amp;searchword=C%2B%2B&amp;searchType=search&amp;gz=1&amp;t_ref_content=generic&amp;t_ref=search&amp;paid_fl=n&amp;search_uuid=b9611be4-e0c1-48b4-8f7b-a154549916dd&amp;immediately_apply_layer_open=n#seq=0" xlink:type="simple">엠케이피(주)</text:a></text:p>
          </table:table-cell>
          <table:table-cell table:style-name="Default" office:value-type="string" calcext:value-type="string">
            <text:p>엠케이피(주)</text:p>
          </table:table-cell>
          <table:table-cell office:value-type="string" calcext:value-type="string">
            <text:p>2024년 상반기 각 부문 신입/경력 공개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전공:전자,전기공학,제어공학, 반도체 등 관련학과 전공자</text:p>
            <text:p>OrCAD/C,C++,C# 사용 가능자</text:p>
          </table:table-cell>
          <table:table-cell office:value-type="string" calcext:value-type="string">
            <text:p>면접 후 결정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화성시 삼성1로1길 4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<text:a xlink:href="https://www.saramin.co.kr/zf_user/jobs/relay/view?isMypage=no&amp;rec_idx=47283436&amp;recommend_ids=eJxFj7sVA0EIA6txLvETxC7E%2FXfhvbNvN5yHEEPInOP8NPHSO7ILOf4Z2IVyazDWtH4YboEnLHeEeiFvNAU89pQh0PaudUadMFuSPRiDROG5W9FI3yhWrvKjkeJxls14cze7EUeyppqjY5XwOVZcH9%2Fhf%2FMqYx7E8qwLvzJwQA8%3D&amp;view_type=search&amp;searchword=C%2B%2B&amp;searchType=search&amp;gz=1&amp;paid_fl=n&amp;search_uuid=b9611be4-e0c1-48b4-8f7b-a154549916dd&amp;immediately_apply_layer_open=n#seq=0" xlink:type="simple">인텔릭스(주)</text:a></text:p>
          </table:table-cell>
          <table:table-cell table:style-name="Default"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 또는</text:p>
            <text:p>09:00 ~ 18:00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 회사에 대한 상세정보는 회사 홈페이지 참조 </text:p>
            <text:p>기타 증빙서류는 합격 후 제출 </text:p>
            <text:p>제출한 서류는 반환되지 않음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saramin.co.kr/zf_user/jobs/relay/view?isMypage=no&amp;rec_idx=47346963&amp;recommend_ids=eJxNj7sRxEAIQ6u5HPETxFeI%2B%2B%2Fi9rxjswGB5iEhnFrhWVchP%2Fx6RBgsrhb9SxqEpg%2BlGtqwpGyalcyRLXZ4USTHi0S3Dc1Q%2BqLYydXFeKIyJVPlpeamfkgTZ42XLuZzyCnQtxUYEBuvrGJH5yDujzaVWpOzTG3crX5TA0AQ&amp;view_type=search&amp;searchword=C%2B%2B&amp;searchType=search&amp;gz=1&amp;t_ref_content=generic&amp;t_ref=search&amp;paid_fl=n&amp;search_uuid=b9611be4-e0c1-48b4-8f7b-a154549916dd&amp;immediately_apply_layer_open=n#seq=0" xlink:type="simple">(주)필옵틱스</text:a></text:p>
          </table:table-cell>
          <table:table-cell table:style-name="Default" office:value-type="string" calcext:value-type="string">
            <text:p>(주)필옵틱스</text:p>
          </table:table-cell>
          <table:table-cell office:value-type="string" calcext:value-type="string">
            <text:p>[비전검사팀] Vision SW Engineer 채용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4년제)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컴퓨터 공학 전공자</text:p>
            <text:p>MIL 라이브러리, COGNEX 라이브러리</text:p>
            <text:p>VISION 검사 설비 유경험자</text:p>
            <text:p>장비업체 근무 경험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오산시 지곶중앙로 1-19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채용과정 중에 제출하신 서류에 대한 반환을 청구하실 수 있습니다.</text:p>
            <text:p>(단, 온라인접수/전자메일로 제출된 경우나, 구인자의 요구없이 자발적으로 제출한 경우 제외)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<text:a xlink:href="https://www.saramin.co.kr/zf_user/jobs/relay/view?isMypage=no&amp;rec_idx=47144749&amp;recommend_ids=eJxFj8kRw1AIQ6vJHSG2f3Yh7r%2BLEGcMw0k8oRGWShziLsQnLwsDIus%2Boj%2BZpLqfpvJICTi9Jf5SKyOHojfQN6rNUlZDaRbik6zlFktRmTm3AZ70GLMQGpusPZjOSTVQN8qFZ8205jKdtXoRW7IsbV%2Bgd0cf2cHhj%2FkLRj9AFw%3D%3D&amp;view_type=search&amp;searchword=C%2B%2B&amp;searchType=search&amp;gz=1&amp;t_ref_content=generic&amp;t_ref=search&amp;paid_fl=n&amp;search_uuid=4935cd5d-288d-4547-b00c-448fda2e52d5&amp;immediately_apply_layer_open=n#seq=0" xlink:type="simple">(주)인텔리코리아</text:a></text:p>
          </table:table-cell>
          <table:table-cell table:style-name="Default" office:value-type="string" calcext:value-type="string">
            <text:p>(주)인텔리코리아</text:p>
          </table:table-cell>
          <table:table-cell office:value-type="string" calcext:value-type="string">
            <text:p>C#, C++, MFC (캐드 CAD/ BIM/ 게임) 개발자</text:p>
          </table:table-cell>
          <table:table-cell office:value-type="string" calcext:value-type="string">
            <text:p>신입·경력 2~20년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정규직 (수습기간 1개월)</text:p>
            <text:p>계약직 (1년 후 정규직 전환가능)</text:p>
          </table:table-cell>
          <table:table-cell office:value-type="string" calcext:value-type="string">
            <text:p>컴퓨터/시스템공학,수학/통계학</text:p>
            <text:p>정보처리기사</text:p>
            <text:p>영어가능자, 컴퓨터활용능력 우수, CAD/CAM 능숙자</text:p>
            <text:p>이공계 석박사 졸업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책임연구원,수석연구원,이사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금천구 가산동 488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사람인 입사지원,우편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saramin.co.kr/zf_user/jobs/relay/view?isMypage=no&amp;rec_idx=47017433&amp;recommend_ids=eJxN0MsNBDEIA9Bq9o75mZy3kOm%2FiyXSCFY5PWE5IU41HMNTkA%2B%2F7n54vJ4jeklJqeY7pVZ4Li0rmUvTiNPMN2xuOUS3QZu4jHSo%2BlxkFiUxRJGccD8DYTE06cBfc4bSh6LF5E5D7GwVGBDb5nI6lwZN3RX64H5O%2FgBfNEAu&amp;view_type=search&amp;searchword=C%2B%2B&amp;searchType=search&amp;gz=1&amp;paid_fl=n&amp;search_uuid=2012d3df-c5d0-4be4-90fc-d7b8288f17ca&amp;immediately_apply_layer_open=n#seq=0" xlink:type="simple">(주)코세스</text:a></text:p>
          </table:table-cell>
          <table:table-cell table:style-name="Default" office:value-type="string" calcext:value-type="string">
            <text:p>(주)코세스</text:p>
          </table:table-cell>
          <table:table-cell office:value-type="string" calcext:value-type="string">
            <text:p>코세스 S/W개발자 모집(머신비젼 설비제어 레이져제어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컴퓨터 공학 전공자</text:p>
            <text:p>S/W(C#,C++,MFC)교육 이수한 자</text:p>
            <text:p>OpenGL 및 컴퓨터 그래픽 프로그래밍 경험자</text:p>
            <text:p>인근 거주자, 운전 가능자, 해당직무 근무경험</text:p>
          </table:table-cell>
          <table:table-cell office:value-type="string" calcext:value-type="string">
            <text:p>연봉 3,500 만원 (주40시간)</text:p>
          </table:table-cell>
          <table:table-cell office:value-type="string" calcext:value-type="string">
            <text:p>사원,대리,과장</text:p>
          </table:table-cell>
          <table:table-cell office:value-type="string" calcext:value-type="string">
            <text:p>주 5일 (월 ~ 금) </text:p>
          </table:table-cell>
          <table:table-cell office:value-type="string" calcext:value-type="string">
            <text:p>경기 부천시 오정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<text:a xlink:href="https://www.saramin.co.kr/zf_user/jobs/relay/view?isMypage=no&amp;rec_idx=47289875&amp;recommend_ids=eJxNj8sNA0EIQ6vJHRsPn3MKSf9dhF1lZyJOT9jYKOlox6eAV74ldbbq08YL08JqsBA3spbiIGIx9XgToweP2Gndg3ajsww6iAr69rpqgp9cy7V6tk8Nl1N2vBZu3MiafZzcGeBPbFm%2BEaviPvV7oTKTuwYV0%2BucMhHr8n4BUFtAEw%3D%3D&amp;view_type=search&amp;searchword=C%2B%2B&amp;searchType=search&amp;gz=1&amp;t_ref_content=generic&amp;t_ref=search&amp;paid_fl=n&amp;search_uuid=2012d3df-c5d0-4be4-90fc-d7b8288f17ca&amp;immediately_apply_layer_open=n#seq=0" xlink:type="simple">(주)에이루트</text:a></text:p>
          </table:table-cell>
          <table:table-cell table:style-name="Default" office:value-type="string" calcext:value-type="string">
            <text:p>(주)에이루트</text:p>
          </table:table-cell>
          <table:table-cell office:value-type="string" calcext:value-type="string">
            <text:p>기술연구소 소프트웨어팀 신입 및 경력사원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Java, C# 등 Application 프로그램 개발 경험자</text:p>
            <text:p>Cross -Platform 기반 프로그래밍 경험자</text:p>
            <text:p>Android SDK 최적화 개발 경험자</text:p>
            <text:p>iOS App 개발 경험자</text:p>
            <text:p>윈도우 프로그래밍 가능자(윈도우 운영체제 및 win32 API 이해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연구원,선임연구원,주임연구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<text:a xlink:href="https://www.saramin.co.kr/zf_user/jobs/relay/view?isMypage=no&amp;rec_idx=47348433&amp;recommend_ids=eJxNj8sNw0AIRKvJHRg%2BwzmFuP8uQiyZtfb09JhZ8DJoQy%2Bqfurr6dYVfrXYHwtGUR%2BbN0oKnYNyoxGOXKsZVr5Vimj0VunE1XYYKtP%2BDE9VePKxTtA7TpZV9cpKQuysMU%2F3hEIyK4%2BFSfcrK0Ws1WC6LALixXNRROb97w9Q7kAx&amp;view_type=search&amp;searchword=C%2B%2B&amp;searchType=search&amp;gz=1&amp;t_ref_content=generic&amp;t_ref=search&amp;paid_fl=n&amp;search_uuid=2012d3df-c5d0-4be4-90fc-d7b8288f17ca&amp;immediately_apply_layer_open=n#seq=0" xlink:type="simple">다산네트웍스</text:a></text:p>
          </table:table-cell>
          <table:table-cell table:style-name="Default" office:value-type="string" calcext:value-type="string">
            <text:p>다산네트웍스</text:p>
          </table:table-cell>
          <table:table-cell office:value-type="string" calcext:value-type="string">
            <text:p>[다산네트웍스] 전장연구소 S/W개발자 모집의 건 (신입/경력)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코딩능력마스터 1급, 2급 자격증 보유하신 분</text:p>
            <text:p>코딩전문가자격시험(COS Pro) 자격증 보유하신 분</text:p>
            <text:p>CCPK 코딩 자격증 보유하신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00 ~ 17:00</text:p>
            <text:p>협의시 유연근무가능</text:p>
          </table:table-cell>
          <table:table-cell office:value-type="string" calcext:value-type="string">
            <text:p>경기 성남시 분당구 상평동 676번지 다산타워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신입 채용의 경우 실무 면접 시 지필시험이 진행될 수 있습니다.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6040313&amp;recommend_ids=eJxNj7kVwzAMQ6dJD%2FBmnUG8%2FxaR44RS%2BR8OgpYIlNVVjFe%2BLZRdIVdDbkxZrPyrSUtQBkUF3QvxqMFunayqF3yjqRiWmU%2B23GLuplLN7VCXPQYZLmmHeW3Uvcorvs2%2FGZWZMlkwTQ8zIeK7qtCxDylWPEZFdvN%2BkB9QQ0Ay&amp;view_type=search&amp;searchword=C%2B%2B&amp;searchType=search&amp;gz=1&amp;t_ref_content=generic&amp;t_ref=search&amp;paid_fl=n&amp;search_uuid=e1277dcf-646f-4aac-85a1-9a9e687d6ff6&amp;immediately_apply_layer_open=n#seq=0" xlink:type="simple">(주)쎄크</text:a></text:p>
          </table:table-cell>
          <table:table-cell table:style-name="Default" office:value-type="string" calcext:value-type="string">
            <text:p>(주)쎄크</text:p>
          </table:table-cell>
          <table:table-cell office:value-type="string" calcext:value-type="string">
            <text:p>PC 제어(시스템제어팀)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6개월)</text:p>
          </table:table-cell>
          <table:table-cell office:value-type="string" calcext:value-type="string">
            <text:p>C언어 및 임베디드 CPU 활용이 가능하신 분</text:p>
            <text:p>C++,MFC 활용이 가능하신 분</text:p>
            <text:p>검사/자동화 장비 제어업무 경험이 있으신 분</text:p>
          </table:table-cell>
          <table:table-cell office:value-type="string" calcext:value-type="string">
            <text:p>회사 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경기도 수원시 권선구 산업로 155번길 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110363&amp;recommend_ids=eJxNj7ERwwAIA6dJLwQIqDOI998i9iXBLv8ekIiC0NFHG171DjU5bseAF5ZDDv5t0e2ybfbFznNj0c0jY4edmak9ZVGw%2B5T7eHIt28N1Wv2CiJltJUjEWtSMzSO3RV%2B0bAUWYRX%2BsAYyHzUQ9XihMdI9rGRdH9kHMD4%2F9g%3D%3D&amp;view_type=search&amp;searchword=C%2B%2B&amp;searchType=search&amp;gz=1&amp;t_ref_content=generic&amp;t_ref=search&amp;paid_fl=n&amp;search_uuid=6aa6f4f2-97fe-466c-bc41-1aef6ccecf59&amp;immediately_apply_layer_open=n#seq=0" xlink:type="simple">(주)지비티코리아</text:a></text:p>
          </table:table-cell>
          <table:table-cell table:style-name="Default" office:value-type="string" calcext:value-type="string">
            <text:p>(주)지비티코리아</text:p>
          </table:table-cell>
          <table:table-cell office:value-type="string" calcext:value-type="string">
            <text:p>MCU/펌웨어/임베디드/C/C++ 신입사원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C/C++/펌웨어/임베디드/MCU 유관 경험자</text:p>
            <text:p>PCB Artwork</text:p>
            <text:p>마이크로프로세서 경험자(AVR 등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선임연구원,책임연구원,수석연구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,졸업증명서,성적증명서,자격증 사본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139695&amp;recommend_ids=eJxFkMsVw0AIA6vJXQJWsOcU4v67yNp%2BgeO8AfGJhFBRVxGf%2FEbSnZXXhj1ozu1s6%2FRYcVAvQg4bjMod3ctI8LZ8rUqpRisPH6SWZUxx7q31j5IgGcYCx%2FdcMMO9kYTZmq0ckXOgI1lqPMefF3Tyncs939i0Z2f9AEW6QCQ%3D&amp;view_type=search&amp;searchword=C%2B%2B&amp;searchType=search&amp;gz=1&amp;t_ref_content=generic&amp;t_ref=search&amp;paid_fl=n&amp;search_uuid=6aa6f4f2-97fe-466c-bc41-1aef6ccecf59&amp;immediately_apply_layer_open=n#seq=0" xlink:type="simple">스냅태그(주)</text:a></text:p>
          </table:table-cell>
          <table:table-cell table:style-name="Default" office:value-type="string" calcext:value-type="string">
            <text:p>스냅태그(주)</text:p>
          </table:table-cell>
          <table:table-cell office:value-type="string" calcext:value-type="string">
            <text:p>[스냅태그 연구소]Invisible Watermark C++ 개발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이미지 프로세싱 경험</text:p>
            <text:p>이미지의 주파수 영역에 대해 알고 있는 사람</text:p>
            <text:p>라이브러리를 제작해본 경험이 있는 사람</text:p>
            <text:p>Ios, Android 환경에서 C++을 사용해본 경험</text:p>
            <text:p>OpenCV를 다루어본 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출근08:00 ~ 10:00</text:p>
            <text:p>퇴근:17:00 ~ 19:00</text:p>
          </table:table-cell>
          <table:table-cell office:value-type="string" calcext:value-type="string">
            <text:p>경기도 성남시 분당구 황새울로 359번길 경림빌딩 7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43240&amp;recommend_ids=eJxNjssRwzAQQqvJnf1oQecU4v67iGyNtTm%2BeQyQDBcsL1l9%2BM3STIddE34jfRJ1W2xUZNRCexAFpY61Gs5TxTCVxxvOibHy3ezlqkaNNX6abSCm%2F6Eq0TeyVndbkexwgNvuGzBmsa1B7CEfCtkJexhHh52EP0M%2FSj9AJw%3D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3&amp;paid_fl=n&amp;immediately_apply_layer_open=n#seq=0" xlink:type="simple">(주)그린텍시스템</text:a>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제어프로그램 개발자(C·C++&amp;C# 외 1개 부문) 채용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공학계열 해당직무 근무경험</text:p>
          </table:table-cell>
          <table:table-cell office:value-type="string" calcext:value-type="string">
            <text:p>연봉 3,500만원(주 40시간)</text:p>
          </table:table-cell>
          <table:table-cell office:value-type="string" calcext:value-type="string">
            <text:p>연구원,주임연구원,선임연구원</text:p>
          </table:table-cell>
          <table:table-cell office:value-type="string" calcext:value-type="string">
            <text:p>08:00~17:00</text:p>
          </table:table-cell>
          <table:table-cell office:value-type="string" calcext:value-type="string">
            <text:p>경기 수원시 권선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,인적성검사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387710&amp;recommend_ids=eJxNj8sZA0EIgqvJHXyh5xSS%2FrvIZPPtzB5%2FFYSQFzLxadZL76hJ1ugzsB%2FKnOO8t0Khoxfyv501iYW4kEIEtpaVpthatiTb6HQEb22B4cPztzOqt7O7Zc5DK%2FXTqst8p2LCx06q7Ao8rBA6zish%2FIQ0rPNnwfG%2B6n8BUSNAKQ%3D%3D&amp;view_type=search&amp;searchword=C%2B%2B&amp;searchType=search&amp;gz=1&amp;t_ref_content=generic&amp;t_ref=search&amp;paid_fl=n&amp;search_uuid=ce9e9d81-3774-44c8-8271-8e06e0fe6856&amp;immediately_apply_layer_open=n#seq=0" xlink:type="simple">봄텍전자주식회사</text:a>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기술연구소 연구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,계약직</text:p>
          </table:table-cell>
          <table:table-cell office:value-type="string" calcext:value-type="string">
            <text:p>전기/전자공학, 컴퓨터/시스템공학,공학계열</text:p>
            <text:p>해당직무 근무경험</text:p>
            <text:p>영상처리 개발 경력자 우대</text:p>
            <text:p>SW: 앱개발(Android,iOS등)IT 개발 경력자</text:p>
            <text:p>PC Program 개발 경력자</text:p>
            <text:p>C++,Image processing, 영상처리 경력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<text:a xlink:href="https://www.saramin.co.kr/zf_user/jobs/relay/view?isMypage=no&amp;rec_idx=47262532&amp;recommend_ids=eJxVj8sRQyEMA6vJXfJP%2BJxCXv9dhGESIEfNLhIOGUTZM8iX3iEvM%2FjTsBWptqhDKbJnrK%2BMTPyodwiG%2Fdac7fxrJk%2FzkK7dKafyyFFF7CFTwGNGrDhXKy7aQsX1SUdwy9btg1tm5Ww7slvmdZEcjkOzkWv3AyWVP%2B0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3&amp;paid_fl=n&amp;immediately_apply_layer_open=n#seq=0" xlink:type="simple">(주)아울시스템즈</text:a>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보안 S/W개발 (C/C++/C#) 경력직 채용</text:p>
          </table:table-cell>
          <table:table-cell office:value-type="string" calcext:value-type="string">
            <text:p>경력(년수무관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IT 관련 전공</text:p>
            <text:p>동일 업종/직무(IT/정보보호) 경험자</text:p>
            <text:p>정보처리 및 정보보안 관련 자격 소지자</text:p>
            <text:p>컴퓨터활용능력 우수</text:p>
            <text:p>인근거주자</text:p>
            <text:p>해당직무 인턴경력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선임연구원,주임연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saramin.co.kr/zf_user/jobs/relay/view?isMypage=no&amp;rec_idx=47207172&amp;recommend_ids=eJxNj8sZwzAIg6fpHQQS5txBsv8WTerEzvH%2F9IKsMLpwDNenvpmjgO6jDReWyRl81AoZaSf6H70aqQdjQCatLNgze5sVabsKPsRcKsJZy0w0UNhVWZ2%2Bs2Ko91UBcmGGZbzMkZK%2Fbk6f6r07hqNOtPkvqbQ9hOi%2BVP8BTr5AIQ%3D%3D&amp;view_type=search&amp;searchword=C%2B%2B&amp;searchType=search&amp;gz=1&amp;t_ref_scnid=816&amp;t_ref_content=SRI_050_SCH_CVS_RCT_AVA_NONMEM&amp;t_ref=search&amp;inner_source=saramin&amp;inner_medium=pattern&amp;inner_campaign=SRI_050_SCH_CVS_RCT_AVA_NONMEM&amp;inner_term=3&amp;paid_fl=n&amp;immediately_apply_layer_open=n#seq=0" xlink:type="simple">(주)컴트루테크놀로지</text:a>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[AI 인공지능/정보보안] 개발자 부문 – C/C++(취업축하금 지급)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,인턴직</text:p>
          </table:table-cell>
          <table:table-cell office:value-type="string" calcext:value-type="string">
            <text:p>Go 언어 경험</text:p>
            <text:p>TCP/IP 스택을 알고 계신분</text:p>
            <text:p>테스트 코드 작성의 필요성을 알고 계신 분</text:p>
            <text:p>문제를 스스로 정의하고 해결할 수 있는 능력을 갖추신 분</text:p>
          </table:table-cell>
          <table:table-cell office:value-type="string" calcext:value-type="string">
            <text:p>연봉 3,300만원(주 40시간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1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반견될 경우, 채용 확정 이후라도 채용이 취소될 수 있으며 위조 문서는 법적 책임을 지게 될 수 있습니다.</text:p>
            <text:p>채용공고 내용과 무관하게 지속적으로 지원하는 분들은 온라인 실업인정을 위한 허위/ 형식적 구직활동 등 부정행위로 가늠하여 해당 사이트를 통해 제재 조치를 할 수 있습니다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https://www.saramin.co.kr/zf_user/jobs/relay/view?isMypage=no&amp;rec_idx=47385546&amp;recommend_ids=eJxVj8sRw1AIA6vJHYFAvHMKcf9dxJ8xdo47YqWBQkvyrVEffVkFdnFb5gcqLFFHaidCy1mDYdHdf%2B6e3q4v2V7VwIlWyMhBVLo47orOvWp2yzLtThXehldVU9TjVrthjrHgqkEPpGaXYQxiXnBqvRDElV5DgS6PA39n0kAu&amp;view_type=search&amp;searchword=C%2B%2B&amp;searchType=search&amp;gz=1&amp;t_ref_content=generic&amp;t_ref=search&amp;paid_fl=n&amp;search_uuid=ce9e9d81-3774-44c8-8271-8e06e0fe6856&amp;immediately_apply_layer_open=n#seq=0" xlink:type="simple">(주)지에스</text:a>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소프트웨어 개발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자/전산/컴퓨터 전공자 우대</text:p>
            <text:p>Micro-processor Firmware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용인시 기흥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향후 지원사항이 허위로 판명될 경우, 입사(합격)을 취소할 수 있음</text:p>
            <text:p>취업보호 대상자 및 장애인은 관계 법령에 의거하여 우대</text:p>
            <text:p>해외여행에 결격 사유가 없는 자</text:p>
            <text:p>채용탈락 시, 모집완료 후 14일 이내 제출된 모든 서류는 파기 처분함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83591&amp;recommend_ids=eJxNj8ERw0AIA6vJHwRI8E4h7r%2BLxE7O5%2BfOCmlIGa2zj3a%2B9E6CjMIxhhMV7NBp%2FY9WZSusaJttU91Vs24LA%2BhRVf4bsgu9pa9dVfBm5T0Ekc0b3Q2obTsytoUxudE043MPIVylHc6Q57Yz0b6HCs7Hvx6Wl%2F0AcyVAPw%3D%3D&amp;view_type=search&amp;searchword=C%2B%2B&amp;searchType=search&amp;gz=1&amp;t_ref_content=generic&amp;t_ref=search&amp;paid_fl=n&amp;search_uuid=e8e532b1-e10d-4be5-a3d1-e5bb6f89606e&amp;immediately_apply_layer_open=n#seq=0" xlink:type="simple">(주)빅앤딥</text:a>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응용소프트웨어, M&amp;S, 인공지능, 임베디드 등 개발자 채용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</text:p>
          </table:table-cell>
          <table:table-cell office:value-type="string" calcext:value-type="string">
            <text:p>초봉 3,600만원~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09:30~18:30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,홈페이지 지원,우편지원,전화지원</text:p>
          </table:table-cell>
          <table:table-cell office:value-type="string" calcext:value-type="string">
            <text:p>자유양식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<text:a xlink:href="https://www.saramin.co.kr/zf_user/jobs/relay/view?isMypage=no&amp;rec_idx=47382344&amp;recommend_ids=eJxNjrkRAzEMA6txDvCFYhdy%2FXdhnT1HOdxZgkA0e1nUJfLV7ygulOW1YDe2UZXx2DZndg46m1wb8c3u6JJN1kveeuxGZGKKvNvk59gEniKPMvggXXKcGfLwe3P9MFf63yrsa41FQaHzSr2bx3qDmedVV6lmMwmz2%2BIDUQpALA%3D%3D&amp;view_type=search&amp;searchword=C%2B%2B&amp;searchType=search&amp;gz=1&amp;t_ref_content=generic&amp;t_ref=search&amp;paid_fl=n&amp;search_uuid=e8e532b1-e10d-4be5-a3d1-e5bb6f89606e&amp;immediately_apply_layer_open=n#seq=0" xlink:type="simple">(주)포딕스시스템</text:a>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응용 소프트웨어 개발자(MFC,C++) 모집</text:p>
          </table:table-cell>
          <table:table-cell office:value-type="string" calcext:value-type="string">
            <text:p><text:span text:style-name="T3">경력 5년</text:span><text:span text:style-name="T4">↑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Visual C++(MFC,Win API)개발 경력 10년 이상</text:p>
            <text:p>Windows→Linux 포팅 경험자</text:p>
            <text:p>영상관제/영상분석 SW 개발 경험자</text:p>
            <text:p>영상 보안 장치 개발 경력 우대</text:p>
            <text:p>Video Encoding/ Decoding 개발 경력 우대</text:p>
            <text:p>Video Streaming 개발 경력 우대</text:p>
            <text:p>전자/정보통신/컴퓨터공학 관련 계열 또는 자격증 보유자</text:p>
            <text:p>인공지능/딥러닝 개발 경력(Tensorflow/Python/CNN/DNN/etc)</text:p>
            <text:p>OS:Linux,Windows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면접 후 결정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70398&amp;recommend_ids=eJxFj8sRw1AIA6vJHSG%2B5xTi%2FrvIsz2B4w5iBZZaNMZViE9%2BLaUkm1eLPqhEEzsNKatBVGbqQTxILYENApluf5W7E%2FQxs6Tj7pUXjWoyu6c3PVd1qqET1m4WBhGuaTvNiFqzllvUhiGqvubm4fmIqFBu2Cveq35N0kAP&amp;view_type=search&amp;searchword=C%2B%2B&amp;searchType=search&amp;gz=1&amp;t_ref_content=generic&amp;t_ref=search&amp;paid_fl=n&amp;search_uuid=09127ddd-d03e-4398-9a78-40e50d2686d4&amp;immediately_apply_layer_open=n#seq=0" xlink:type="simple">(주)이지로보틱스</text:a>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(주)이지로보틱스 연구소 신입사원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</text:p>
            <text:p>개발 가능자</text:p>
          </table:table-cell>
          <table:table-cell office:value-type="string" calcext:value-type="string">
            <text:p>연봉 4,700만원</text:p>
          </table:table-cell>
          <table:table-cell office:value-type="string" calcext:value-type="string">
            <text:p>연구원,주임연구원,선임연구원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경기 수원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 입사지원서,최종학교성적증명서/졸업증명서, 자격증사본,어학증명서사본</text:p>
          </table:table-cell>
          <table:table-cell office:value-type="string" calcext:value-type="string">
            <text:p>지원서에 지원분야와 희망연봉을 반드시 표기해 주셔야 합니다.</text:p>
            <text:p>제출 서류가 누락될 경우 서류 심사에서 제외될 수 있습니다.</text:p>
            <text:p>입사지원서의 내용이 사실과 다를 경우, 합격이 취소될 수 있으니 유의하여 주시기 바랍니다.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<text:a xlink:href="https://www.saramin.co.kr/zf_user/jobs/relay/view?isMypage=no&amp;rec_idx=47368378&amp;recommend_ids=eJxNj8EVwzAIQ6fpHRAIOHeQ7L9FnaTBOf5n8SV7WnQgjlL95NdpJMKOFjsxhVJe61UuhKZqL%2BSNlAh5btOgDX3CXmQgR4UlF0xYKzNtVGLofPfqverfC4vod1HkbF63lcxBCCHbbKxmj8oKDu4ZHeXY4W6U7qIK5%2Fl9%2FgBJrEA8&amp;view_type=search&amp;searchword=C%2B%2B&amp;searchType=search&amp;gz=1&amp;t_ref_content=generic&amp;t_ref=search&amp;paid_fl=n&amp;search_uuid=09127ddd-d03e-4398-9a78-40e50d2686d4&amp;immediately_apply_layer_open=n#seq=0" xlink:type="simple">(주)마이띵스</text:a>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[정규/신입<text:span text:style-name="T1">·경력] C/C++ 소프트웨어 개발자 모집</text:span>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2,3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다양한 운영체제에서의 개발 경험(Linux,MacOS,Windows)</text:p>
            <text:p>Qt framework 사용 경험(QML)</text:p>
            <text:p>네트워크,멀티쓰레드 프로그래밍 개발 경험</text:p>
            <text:p>아두이노, 라즈베리파이 등 임베디드 개발 경험</text:p>
            <text:p>CCTV,NVR,VMS 관련 프로그램 개발 경험</text:p>
            <text:p>GIS 관련 프로그램 개발 경험</text:p>
            <text:p>Git,JIRA 등 형상관리 시스템 사용경험</text:p>
            <text:p>컴퓨터공학 계열 전공자</text:p>
            <text:p>-해당직무 근무경험,Git,JIRA등 형상관리 시스템 사용 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<text:a xlink:href="https://www.saramin.co.kr/zf_user/jobs/relay/view?isMypage=no&amp;rec_idx=47296734&amp;recommend_ids=eJxVjskNAzEMA6vJXxRFHe8Ukv67iDfA2pvnYERSUfQ2xKeRr3pHeoSyP2N%2BYXkzmLctdFX5QvzQEqL%2BsuCd1UxEzakihljHdmOpdhVWG%2FxYzaN5DVlHb4uUV%2Bws0yQ7aEnznfXsydnWZ9jnDdKlhyVUZ9dbkdcuvlUlQDg%3D&amp;view_type=search&amp;searchword=지엔텔&amp;searchType=search&amp;gz=1&amp;t_ref_content=generic&amp;t_ref=search&amp;paid_fl=n&amp;search_uuid=8228fa52-cb7a-47d5-8752-a5584e95ed5b&amp;immediately_apply_layer_open=n#seq=0" xlink:type="simple">(주)지엔텔</text:a>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(주)지엔텔 <text:s/>‘24년 검증 부문(개발 Part) 신입 및 경력사원 채용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모바일 또는 차량용 제폼 모뎀 SW 개발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인천 서구</text:p>
          </table:table-cell>
          <table:table-cell office:value-type="string" calcext:value-type="string">
            <text:p>서류전형 &gt; 인적성검사 &gt; 1차면접 &gt; 2차면접 &gt; 최종합격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</text:p>
          </table:table-cell>
          <table:table-cell office:value-type="string" calcext:value-type="string">
            <text:p>수습기간 3개월을 부여합니다.[급여 100% 지급]</text:p>
            <text:p>국가보훈대상자 및 장애인은 관련 법령에 의거 우대합니다.</text:p>
            <text:p>회사정보 및 복리후생제도는 (주)지엔텔 홈페이지를 참조하시기 바랍니다.</text:p>
            <text:p>입사지원서에 기재된 내용이 사실과 다를 경우 채용이 취소될 수 있습니다.</text:p>
            <text:p>입사지원서는 당사 양식으로 제출한 경우 서류전형 시 우대합니다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https://www.jobkorea.co.kr/Recruit/GI_Read/43797515?Oem_Code=C1&amp;logpath=1&amp;stext=C++&amp;listno=1" xlink:type="simple">(주)삼원테크</text:a>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기술연구소 S/W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임베디드 리눅스 기반 개발 경험자</text:p>
            <text:p>비흡연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,대리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경기 부천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,고교생활기록부,졸업증명서,최종학력증명서, 포트폴리오,인적성검사서</text:p>
          </table:table-cell>
          <table:table-cell office:value-type="string" calcext:value-type="string">
            <text:p>지원서 마감후 1차(서류) 합격자에 한하여 개별연락</text:p>
            <text:p>제출된 서류는 일체 반환하지 않습니다.</text:p>
            <text:p>국가 유공자는 관련법에 의거하여 우대</text:p>
            <text:p>마감은 채용진행에 따라 조기마감될 수도 연장될 수도 있습니다.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<text:a xlink:href="https://www.jobkorea.co.kr/Recruit/GI_Read/43791374?Oem_Code=C1&amp;logpath=1&amp;stext=C++&amp;listno=8" xlink:type="simple">(주)앤에이치씨</text:a>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소프트웨어개발 엔지니어 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산학/컴퓨터공학,응용소프트웨어공학,정보/통신공학 전공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인천 연수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<text:a xlink:href="https://www.jobkorea.co.kr/Recruit/GI_Read/43790252?Oem_Code=C1&amp;logpath=1&amp;stext=C++&amp;listno=10" xlink:type="simple">태하메카트로닉스(주)</text:a>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리눅스 어플리케이션 개발부문 신입/경력 직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 프로그램 가능자</text:p>
            <text:p>연구소 소속 - 전문연구요원 근무 가능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7:00</text:p>
          </table:table-cell>
          <table:table-cell office:value-type="string" calcext:value-type="string">
            <text:p>경기 안양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<text:a xlink:href="https://www.jobkorea.co.kr/Recruit/GI_Read/43785030?Oem_Code=C1&amp;logpath=1&amp;stext=C++&amp;listno=16" xlink:type="simple">(주)펨트론</text:a>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SW그룹 AOI팀 AOI-3파트(SW)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컴퓨터/시스템공학</text:p>
            <text:p>운전 가능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금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9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<text:a xlink:href="https://www.jobkorea.co.kr/Recruit/GI_Read/43752898?Oem_Code=C1&amp;logpath=1&amp;stext=C++&amp;listno=65" xlink:type="simple">에이엠텔레콤(주)</text:a>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SW Application 개발 신입/경력 채용 모집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OS 경험:Linux,Android,RTOS,Windows 등</text:p>
            <text:p>컴퓨터공학,정보통신공학,전자공학 전공자 우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과천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<text:a xlink:href="https://www.jobkorea.co.kr/Recruit/GI_Read/43722569?Oem_Code=C1&amp;logpath=1&amp;stext=C++&amp;listno=107" xlink:type="simple">(주)젬백스링크</text:a>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[코스닥상장] Linux C/C++ 메시징솔루션개발 신입/경력 개발자 모집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메시징 솔루션 서버개발 경험자</text:p>
            <text:p>이동통신사 개발 경험자</text:p>
            <text:p>Open Source 경험자 및 Core Network 시스템 개발 경험자</text:p>
            <text:p>DBMS 관련 경험자</text:p>
            <text:p>새로운 기술에 대해 관심이 많고, 자기개발을 위해 노력하시는 분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 09:30~18:30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3.0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<text:a xlink:href="https://www.jobkorea.co.kr/Recruit/GI_Read/43716636?Oem_Code=C1&amp;logpath=1&amp;stext=C++&amp;listno=120" xlink:type="simple">에스넷아이씨티(주)</text:a>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[기술연구소] 5G 시스템 개발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영어능력 우수자</text:p>
            <text:p>동종업계 경력자 및 관련학과 졸업자</text:p>
            <text:p>커뮤니케이션 능력 및 끈기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성남시</text:p>
          </table:table-cell>
          <table:table-cell office:value-type="string" calcext:value-type="string">
            <text:p>서류전형 &gt; 1차면접 &gt; 2차면접 &gt; 임원면접 &gt; 최종합격</text:p>
          </table:table-cell>
          <table:table-cell office:value-type="string" calcext:value-type="string">
            <text:p>2024.02.06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jobkorea.co.kr/Recruit/GI_Read/43688029?Oem_Code=C1&amp;logpath=1&amp;stext=C++&amp;listno=152" xlink:type="simple">포인트아이(주)</text:a>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[신입/경력] 이동통신 사업자 ICT 시스템 개발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관련 자격증 보유</text:p>
            <text:p>ICT 유관업무 경력자</text:p>
            <text:p>자격증:정보처리기사 및 SCJP 등</text:p>
            <text:p>전산학/컴퓨터공학,응용소프트웨어공학,정보/통신공학 등 IT관련</text:p>
          </table:table-cell>
          <table:table-cell office:value-type="string" calcext:value-type="string">
            <text:p>연봉 3,500만원 이상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강남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jobkorea.co.kr/Recruit/GI_Read/43687345?Oem_Code=C1&amp;logpath=1&amp;stext=C++&amp;listno=154" xlink:type="simple">BIMPeers</text:a>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[신입] SW개발 엔지니어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컴퓨터/시스템공학, 건축/건설관련 학과</text:p>
            <text:p>정보처리관련 자격증</text:p>
            <text:p>배움에 대한 열정이 있고 함께 성장해 나갈 수 있는 분</text:p>
            <text:p>적극적, 긍정적 협업 마인드 있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서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<text:a xlink:href="https://www.jobkorea.co.kr/Recruit/GI_Read/43646599?Oem_Code=C1&amp;logpath=1&amp;stext=C++&amp;listno=187" xlink:type="simple">(주)로엔</text:a>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2024 로엔 신입/경력사원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 등 공학계열</text:p>
            <text:p>프로그래밍언어 가능자(C,C#,C++의 이해 및 구현)</text:p>
            <text:p>PLC프로그래밍 및 3D 운용 가능자(솔리드윅스 등)</text:p>
            <text:p>영어가능자</text:p>
          </table:table-cell>
          <table:table-cell office:value-type="string" calcext:value-type="string">
            <text:p>연봉 3,500만원</text:p>
          </table:table-cell>
          <table:table-cell office:value-type="string" calcext:value-type="string">
            <text:p>엔지니어</text:p>
          </table:table-cell>
          <table:table-cell office:value-type="string" calcext:value-type="string">
            <text:p>주 5일(월~금) 09:00~</text:p>
          </table:table-cell>
          <table:table-cell office:value-type="string" calcext:value-type="string">
            <text:p>경기 일산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CJK KR2" svg:font-family="'Noto Sans CJK KR'" style:font-family-generic="swiss"/>
    <style:font-face style:name="Noto Serif CJK KR" svg:font-family="'Noto Serif CJK KR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2:42:21.257054616</meta:creation-date>
    <dc:date>2024-01-18T21:28:55.060272439</dc:date>
    <meta:editing-duration>PT1H22M58S</meta:editing-duration>
    <meta:editing-cycles>2</meta:editing-cycles>
    <meta:generator>LibreOffice/7.3.7.2$Linux_X86_64 LibreOffice_project/30$Build-2</meta:generator>
    <meta:document-statistic meta:table-count="1" meta:cell-count="1006" meta:object-count="0"/>
  </office:meta>
</office:document-meta>
</file>